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m_sz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667" calcext:value-type="float">
            <text:p>0.006667</text:p>
          </table:table-cell>
          <table:table-cell office:value-type="float" office:value="0.021537" calcext:value-type="float">
            <text:p>0.021537</text:p>
          </table:table-cell>
          <table:table-cell office:value-type="float" office:value="0.086779" calcext:value-type="float">
            <text:p>0.086779</text:p>
          </table:table-cell>
          <table:table-cell office:value-type="float" office:value="0.35269" calcext:value-type="float">
            <text:p>0.35269</text:p>
          </table:table-cell>
          <table:table-cell office:value-type="float" office:value="1.407262" calcext:value-type="float">
            <text:p>1.407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419" calcext:value-type="float">
            <text:p>0.005419</text:p>
          </table:table-cell>
          <table:table-cell office:value-type="float" office:value="0.019894" calcext:value-type="float">
            <text:p>0.019894</text:p>
          </table:table-cell>
          <table:table-cell office:value-type="float" office:value="0.079861" calcext:value-type="float">
            <text:p>0.079861</text:p>
          </table:table-cell>
          <table:table-cell office:value-type="float" office:value="0.247995" calcext:value-type="float">
            <text:p>0.247995</text:p>
          </table:table-cell>
          <table:table-cell office:value-type="float" office:value="0.841741" calcext:value-type="float">
            <text:p>0.841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57186" calcext:value-type="float">
            <text:p>0.057186</text:p>
          </table:table-cell>
          <table:table-cell office:value-type="float" office:value="0.202838" calcext:value-type="float">
            <text:p>0.202838</text:p>
          </table:table-cell>
          <table:table-cell office:value-type="float" office:value="0.79525" calcext:value-type="float">
            <text:p>0.79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15531" calcext:value-type="float">
            <text:p>0.015531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207" calcext:value-type="float">
            <text:p>0.207</text:p>
          </table:table-cell>
          <table:table-cell office:value-type="float" office:value="0.886494" calcext:value-type="float">
            <text:p>0.8864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14099" calcext:value-type="float">
            <text:p>0.014099</text:p>
          </table:table-cell>
          <table:table-cell office:value-type="float" office:value="0.049" calcext:value-type="float">
            <text:p>0.049</text:p>
          </table:table-cell>
          <table:table-cell office:value-type="float" office:value="0.203402" calcext:value-type="float">
            <text:p>0.203402</text:p>
          </table:table-cell>
          <table:table-cell office:value-type="float" office:value="0.913878" calcext:value-type="float">
            <text:p>0.913878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m_sz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156" calcext:value-type="float">
            <text:p>0.014156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0.092135" calcext:value-type="float">
            <text:p>0.092135</text:p>
          </table:table-cell>
          <table:table-cell office:value-type="float" office:value="0.507041" calcext:value-type="float">
            <text:p>0.507041</text:p>
          </table:table-cell>
          <table:table-cell office:value-type="float" office:value="6.884835" calcext:value-type="float">
            <text:p>6.884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22663" calcext:value-type="float">
            <text:p>0.022663</text:p>
          </table:table-cell>
          <table:table-cell office:value-type="float" office:value="0.06244" calcext:value-type="float">
            <text:p>0.06244</text:p>
          </table:table-cell>
          <table:table-cell office:value-type="float" office:value="0.391432" calcext:value-type="float">
            <text:p>0.391432</text:p>
          </table:table-cell>
          <table:table-cell office:value-type="float" office:value="2.087214" calcext:value-type="float">
            <text:p>2.087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831" calcext:value-type="float">
            <text:p>0.004831</text:p>
          </table:table-cell>
          <table:table-cell office:value-type="float" office:value="0.017741" calcext:value-type="float">
            <text:p>0.017741</text:p>
          </table:table-cell>
          <table:table-cell office:value-type="float" office:value="0.058678" calcext:value-type="float">
            <text:p>0.058678</text:p>
          </table:table-cell>
          <table:table-cell office:value-type="float" office:value="0.322038" calcext:value-type="float">
            <text:p>0.322038</text:p>
          </table:table-cell>
          <table:table-cell office:value-type="float" office:value="1.07533" calcext:value-type="float">
            <text:p>1.075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0.015789" calcext:value-type="float">
            <text:p>0.015789</text:p>
          </table:table-cell>
          <table:table-cell office:value-type="float" office:value="0.056342" calcext:value-type="float">
            <text:p>0.056342</text:p>
          </table:table-cell>
          <table:table-cell office:value-type="float" office:value="0.286739" calcext:value-type="float">
            <text:p>0.286739</text:p>
          </table:table-cell>
          <table:table-cell office:value-type="float" office:value="0.981418" calcext:value-type="float">
            <text:p>0.981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327" calcext:value-type="float">
            <text:p>0.004327</text:p>
          </table:table-cell>
          <table:table-cell office:value-type="float" office:value="0.015324" calcext:value-type="float">
            <text:p>0.015324</text:p>
          </table:table-cell>
          <table:table-cell office:value-type="float" office:value="0.056418" calcext:value-type="float">
            <text:p>0.056418</text:p>
          </table:table-cell>
          <table:table-cell office:value-type="float" office:value="0.272768" calcext:value-type="float">
            <text:p>0.272768</text:p>
          </table:table-cell>
          <table:table-cell office:value-type="float" office:value="0.940279" calcext:value-type="float">
            <text:p>0.94027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8,000,000x8</text:p>
          </table:table-cell>
          <table:table-cell office:value-type="string" calcext:value-type="string">
            <text:p>8000x8000</text:p>
          </table:table-cell>
          <table:table-cell office:value-type="string" calcext:value-type="string">
            <text:p>8x8,000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mpos</text:p>
          </table:table-cell>
          <table:table-cell office:value-type="float" office:value="0.411758" calcext:value-type="float">
            <text:p>0.411758</text:p>
          </table:table-cell>
          <table:table-cell office:value-type="float" office:value="0.353235" calcext:value-type="float">
            <text:p>0.353235</text:p>
          </table:table-cell>
          <table:table-cell office:value-type="float" office:value="0.375181" calcext:value-type="float">
            <text:p>0.3751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4:14:08.8580323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22:18:47.262695827</meta:creation-date>
    <dc:date>2017-04-22T14:41:48.693528400</dc:date>
    <meta:editing-duration>PT39M7S</meta:editing-duration>
    <meta:editing-cycles>3</meta:editing-cycles>
    <meta:generator>LibreOffice/5.1.6.2$Linux_X86_64 LibreOffice_project/10m0$Build-2</meta:generator>
    <meta:document-statistic meta:table-count="1" meta:cell-count="79" meta:object-count="0"/>
  </office:meta>
</office:document-meta>
</file>